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6b9" officeooo:paragraph-rsid="0013f6b9"/>
    </style:style>
    <style:style style:name="P2" style:family="paragraph" style:parent-style-name="Standard">
      <style:text-properties officeooo:rsid="0013f6b9" officeooo:paragraph-rsid="0016ea2a"/>
    </style:style>
    <style:style style:name="P3" style:family="paragraph" style:parent-style-name="Standard">
      <style:text-properties officeooo:rsid="0013f6b9" officeooo:paragraph-rsid="001aaa17"/>
    </style:style>
    <style:style style:name="T1" style:family="text">
      <style:text-properties officeooo:rsid="0014c34e"/>
    </style:style>
    <style:style style:name="T2" style:family="text">
      <style:text-properties officeooo:rsid="0016ea2a"/>
    </style:style>
    <style:style style:name="T3" style:family="text">
      <style:text-properties officeooo:rsid="001ba343"/>
    </style:style>
    <style:style style:name="T4" style:family="text">
      <style:text-properties officeooo:rsid="001ce444"/>
    </style:style>
    <style:style style:name="T5" style:family="text">
      <style:text-properties officeooo:rsid="001da1af"/>
    </style:style>
    <style:style style:name="T6" style:family="text">
      <style:text-properties officeooo:rsid="001e3e3b"/>
    </style:style>
    <style:style style:name="T7" style:family="text">
      <style:text-properties officeooo:rsid="001f2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is called from command line with optional arguments -load file and -testing.</text:p>
      <text:p text:style-name="P1"><text:tab/>if -load file the game is played from the state specified in file..</text:p>
      <text:p text:style-name="P1"><text:tab/>if testing the values of each die roll can be specified by the player.</text:p>
      <text:p text:style-name="P1">The number of players is read in.</text:p>
      <text:p text:style-name="P1">Player names and chars(board pieces) are read from cin.</text:p>
      <text:p text:style-name="P1">Container of player objects is created and stored in a field of the board.</text:p>
      <text:p text:style-name="P1">Random generator picks who goes first.</text:p>
      <text:p text:style-name="P1">Player contaiiner is itterated through. Commands are read from cin.</text:p>
      <text:p text:style-name="P1"><text:tab/>roll - Move method is called on player. <text:span text:style-name="T5">Method first checks if the player is in the timsline</text:span>. Move <text:tab/>method changes the players location pointer and calls the action method <text:span text:style-name="T6">o</text:span>n the location pointer<text:tab/>with it's self as an argument. <text:span text:style-name="T7">The method then calls textdisplay-&gt;notify(the appropriate <text:tab/>coordinates and char)</text:span>. <text:span text:style-name="T6">The board is then printed.</text:span></text:p>
      <text:p text:style-name="P1"></text:p>
      <text:p text:style-name="P1"><text:tab/>trade &lt;name&gt; &lt;give&gt; &lt;receive&gt; - active player offers to trade &lt;give&gt; with &lt;name&gt; in return for &lt;recieve&gt;. <text:s/>theboard-&gt;trade(currentplayer) called.</text:p>
      <text:p text:style-name="P2"><text:tab/></text:p>
      <text:p text:style-name="P3"><text:tab/>improve &lt;property&gt; buy/sell – player-&gt;improve() <text:span text:style-name="T1">improve method reads in property name and <text:tab/>checks if player owns. Checks if player can afford improvement if yes calls</text:span></text:p>
      <text:p text:style-name="P3"><text:span text:style-name="T1"><text:tab/>property-&gt;improve(buy/sell) this method bill/compensates the owner the opropriate <text:tab/>ammount. Board-&gt;print() is then called from main.</text:span></text:p>
      <text:p text:style-name="P1"><text:tab/></text:p>
      <text:p text:style-name="P1"><text:tab/><text:span text:style-name="T2">mortgage &lt;property&gt; - player-&gt;mortgage() called, reads in name of property, checks if it owns <text:tab/>property. If player owns property property-&gt;mortgage() is called this method makes the <text:tab/>property stop charging tuition and compensates the owner.</text:span></text:p>
      <text:p text:style-name="P1"/>
      <text:p text:style-name="P1"><text:tab/><text:span text:style-name="T3">unmortgage &lt;property&gt; - player-&gt;unmortgage() called, checks if it owns property bills the <text:tab/>owner the lent money plus ten percent. Makes the property start charging tuition again.</text:span></text:p>
      <text:p text:style-name="P1"/>
      <text:p text:style-name="P1"><text:tab/><text:span text:style-name="T3">bankrupt – player-&gt;bankrupt() is called. Checks if player owes more money than has. If yes all <text:tab/><text:tab/>assets are given to play who is owed. Players must immediatly pay 10% of the principle when <text:tab/>inheriting a mortgaged property. They may then choose to unmortgage be paying the principle if <text:tab/>not they will have to pay the usual principle plus 10% when unmortgaging later.</text:span></text:p>
      <text:p text:style-name="P1"/>
      <text:p text:style-name="P1"><text:tab/><text:span text:style-name="T4">Assets – calls player-&gt;displayAssets(). Does not print if player is deciding how to pay tution</text:span></text:p>
      <text:p text:style-name="P1"/>
      <text:p text:style-name="P1"><text:tab/><text:span text:style-name="T4">save – saves the state of the game</text:span></text:p>
      <text:p text:style-name="P1"/>
      <text:p text:style-name="P1"><text:tab/><text:span text:style-name="T4">next – if player is not in tims line and has rolled this turn contin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Dunn</meta:initial-creator>
    <meta:creation-date>2015-03-25T15:30:04.959499099</meta:creation-date>
    <dc:date>2015-03-25T16:44:54.981696439</dc:date>
    <dc:creator>Travis Dunn</dc:creator>
    <meta:editing-duration>PT59M32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355" meta:character-count="2274" meta:non-whitespace-character-count="1896"/>
  </office:meta>
</office:document-meta>
</file>